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cdcdcd" draw:shadow="hidden" loext:decorative="false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5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 loext:decorative="false"/>
    </style:style>
    <style:style style:name="gr7" style:family="graphic" style:parent-style-name="standard">
      <style:graphic-properties draw:stroke="none" draw:fill="none" draw:textarea-vertical-align="top" fo:min-height="1.889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399cm" fo:min-width="2.54cm" fo:padding-top="0.141cm" fo:padding-bottom="0.141cm" fo:padding-left="0.141cm" fo:padding-right="0.141cm" loext:decorative="false"/>
    </style:style>
    <style:style style:name="gr9" style:family="graphic" style:parent-style-name="standard">
      <style:graphic-properties draw:stroke="none" draw:fill="none" draw:textarea-vertical-align="top" fo:min-height="3.777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4.093cm" fo:min-width="2.54cm" fo:padding-top="0.141cm" fo:padding-bottom="0.141cm" fo:padding-left="0.141cm" fo:padding-right="0.141cm" loext:decorative="false"/>
    </style:style>
    <style:style style:name="gr11" style:family="graphic" style:parent-style-name="standard">
      <style:graphic-properties draw:stroke="none" draw:fill="none" draw:textarea-vertical-align="top" fo:min-height="2.83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3.246cm" fo:min-width="2.54cm" fo:padding-top="0.141cm" fo:padding-bottom="0.141cm" fo:padding-left="0.141cm" fo:padding-right="0.141cm" loext:decorative="false"/>
    </style:style>
    <style:style style:name="gr13" style:family="graphic" style:parent-style-name="standard">
      <style:graphic-properties draw:stroke="solid" svg:stroke-width="0.042cm" svg:stroke-color="#000000" draw:marker-start="Marker_5f_0" draw:marker-start-width="0.361cm" draw:marker-end="Marker_5f_1" draw:marker-end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4" style:family="graphic" style:parent-style-name="standard">
      <style:graphic-properties draw:stroke="solid" svg:stroke-width="0.042cm" svg:stroke-color="#000000" draw:marker-start="Marker_5f_0" draw:marker-start-width="0.361cm" draw:marker-end="Marker_5f_0" draw:marker-end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5" style:family="graphic" style:parent-style-name="standard">
      <style:graphic-properties draw:stroke="none" draw:fill="none" draw:textarea-vertical-align="top" fo:min-height="3.305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3.669cm" fo:min-width="2.54cm" fo:padding-top="0.141cm" fo:padding-bottom="0.141cm" fo:padding-left="0.141cm" fo:padding-right="0.141cm" loext:decorative="false"/>
    </style:style>
    <style:style style:name="gr17" style:family="graphic" style:parent-style-name="standard">
      <style:graphic-properties draw:stroke="none" draw:fill="none" draw:textarea-vertical-align="middle" fo:min-height="5.722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cdcdcd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margin-top="0cm" fo:margin-bottom="0cm" fo:line-height="120%" fo:text-align="start" fo:text-indent="0cm" loext:tab-stop-distance="0cm">
        <style:tab-stops>
          <style:tab-stop style:position="0.876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20%" fo:text-align="start" fo:text-indent="0cm" loext:tab-stop-distance="0cm">
        <style:tab-stops>
          <style:tab-stop style:position="1.617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g draw:style-name="gr2">
            <draw:polygon draw:style-name="gr3" draw:text-style-name="P1" draw:layer="layout" svg:width="4.224cm" svg:height="0.706cm" svg:x="1cm" svg:y="0.519cm" svg:viewBox="0 0 4225 707" draw:points="0,707 4225,707 4225,0 0,0">
              <text:p/>
            </draw:polygon>
            <draw:polygon draw:style-name="gr4" draw:text-style-name="P2" draw:layer="layout" svg:width="4.224cm" svg:height="0.706cm" svg:x="1cm" svg:y="0.519cm" svg:viewBox="0 0 4225 707" draw:points="0,707 4225,707 4225,0 0,0">
              <text:p/>
            </draw:polygon>
          </draw:g>
          <draw:frame draw:style-name="gr5" draw:text-style-name="P2" draw:layer="layout" svg:width="4.224cm" svg:height="0.755cm" svg:x="1cm" svg:y="0.494cm">
            <draw:text-box>
              <text:p text:style-name="P3"><text:span text:style-name="T1">EMP_DEPT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224cm" svg:height="1.976cm" svg:x="1cm" svg:y="1.224cm" svg:viewBox="0 0 4225 1977" draw:points="0,1977 4225,1977 4225,0 0,0">
              <text:p/>
            </draw:polygon>
            <draw:path draw:style-name="gr4" draw:text-style-name="P2" draw:layer="layout" svg:width="4.224cm" svg:height="1.976cm" svg:x="1cm" svg:y="1.224cm" svg:viewBox="0 0 4225 1977" svg:d="M0 1977h4225v-1977h-4225zM876 1977v-1977M0 741h4225">
              <text:p/>
            </draw:path>
          </draw:g>
          <draw:frame draw:style-name="gr7" draw:text-style-name="P2" draw:layer="layout" svg:width="4.224cm" svg:height="2.171cm" svg:x="1cm" svg:y="1.224cm">
            <draw:text-box>
              <text:p text:style-name="P5"><text:span text:style-name="T2">PK</text:span><text:span text:style-name="T2"><text:tab/></text:span><text:span text:style-name="T3">DEPT_ID</text:span></text:p>
              <text:p text:style-name="P5"><text:span text:style-name="T3"/></text:p>
              <text:p text:style-name="P5"><text:span text:style-name="T1"><text:tab/></text:span><text:span text:style-name="T1">DEPT_NAME</text:span></text:p>
              <text:p text:style-name="P5"><text:span text:style-name="T1"><text:tab/></text:span><text:span text:style-name="T1">DEPT_LOCATION</text:span></text:p>
            </draw:text-box>
          </draw:frame>
        </draw:g>
        <draw:frame draw:style-name="gr8" draw:text-style-name="P2" draw:layer="layout" svg:width="4.224cm" svg:height="2.681cm" svg:x="1cm" svg:y="0.519cm">
          <draw:text-box>
            <text:p/>
          </draw:text-box>
        </draw:frame>
        <draw:g draw:style-name="gr1">
          <draw:g draw:style-name="gr2">
            <draw:polygon draw:style-name="gr3" draw:text-style-name="P1" draw:layer="layout" svg:width="4.769cm" svg:height="0.706cm" svg:x="8.116cm" svg:y="-0.012cm" svg:viewBox="0 0 4770 707" draw:points="0,707 4770,707 4770,0 0,0">
              <text:p/>
            </draw:polygon>
            <draw:polygon draw:style-name="gr4" draw:text-style-name="P2" draw:layer="layout" svg:width="4.769cm" svg:height="0.706cm" svg:x="8.116cm" svg:y="-0.012cm" svg:viewBox="0 0 4770 707" draw:points="0,707 4770,707 4770,0 0,0">
              <text:p/>
            </draw:polygon>
          </draw:g>
          <draw:frame draw:style-name="gr5" draw:text-style-name="P2" draw:layer="layout" svg:width="4.769cm" svg:height="0.755cm" svg:x="8.116cm" svg:y="-0.037cm">
            <draw:text-box>
              <text:p text:style-name="P3"><text:span text:style-name="T1">EMP_INFO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769cm" svg:height="3.669cm" svg:x="8.116cm" svg:y="0.694cm" svg:viewBox="0 0 4770 3670" draw:points="0,3670 4770,3670 4770,0 0,0">
              <text:p/>
            </draw:polygon>
            <draw:path draw:style-name="gr4" draw:text-style-name="P2" draw:layer="layout" svg:width="4.769cm" svg:height="3.669cm" svg:x="8.116cm" svg:y="0.694cm" svg:viewBox="0 0 4770 3670" svg:d="M0 3670h4770v-3670h-4770zM1618 3670v-3670M0 1146h4770">
              <text:p/>
            </draw:path>
          </draw:g>
          <draw:frame draw:style-name="gr9" draw:text-style-name="P2" draw:layer="layout" svg:width="4.769cm" svg:height="4.059cm" svg:x="8.116cm" svg:y="0.694cm">
            <draw:text-box>
              <text:p text:style-name="P6"><text:span text:style-name="T2">PK</text:span><text:span text:style-name="T2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EMP_NAME</text:span></text:p>
              <text:p text:style-name="P6"><text:span text:style-name="T1"><text:tab/></text:span><text:span text:style-name="T1">NIC</text:span></text:p>
              <text:p text:style-name="P6"><text:span text:style-name="T1"><text:tab/></text:span><text:span text:style-name="T1">CONTACT</text:span></text:p>
              <text:p text:style-name="P6"><text:span text:style-name="T1"><text:tab/></text:span><text:span text:style-name="T1">EMP_HIREDATE</text:span></text:p>
              <text:p text:style-name="P6"><text:span text:style-name="T1"><text:tab/></text:span><text:span text:style-name="T1">ADDRESS</text:span></text:p>
            </draw:text-box>
          </draw:frame>
        </draw:g>
        <draw:frame draw:style-name="gr10" draw:text-style-name="P2" draw:layer="layout" svg:width="4.769cm" svg:height="4.375cm" svg:x="8.116cm" svg:y="-0.012cm">
          <draw:text-box>
            <text:p/>
          </draw:text-box>
        </draw:frame>
        <draw:g draw:style-name="gr1">
          <draw:g draw:style-name="gr2">
            <draw:polygon draw:style-name="gr3" draw:text-style-name="P1" draw:layer="layout" svg:width="4.377cm" svg:height="0.706cm" svg:x="15.209cm" svg:y="0.172cm" svg:viewBox="0 0 4378 707" draw:points="0,707 4378,707 4378,0 0,0">
              <text:p/>
            </draw:polygon>
            <draw:polygon draw:style-name="gr4" draw:text-style-name="P2" draw:layer="layout" svg:width="4.377cm" svg:height="0.706cm" svg:x="15.209cm" svg:y="0.172cm" svg:viewBox="0 0 4378 707" draw:points="0,707 4378,707 4378,0 0,0">
              <text:p/>
            </draw:polygon>
          </draw:g>
          <draw:frame draw:style-name="gr5" draw:text-style-name="P2" draw:layer="layout" svg:width="4.377cm" svg:height="0.755cm" svg:x="15.209cm" svg:y="0.147cm">
            <draw:text-box>
              <text:p text:style-name="P3"><text:span text:style-name="T1">EMP_SALARY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377cm" svg:height="2.822cm" svg:x="15.209cm" svg:y="0.878cm" svg:viewBox="0 0 4378 2823" draw:points="0,2823 4378,2823 4378,0 0,0">
              <text:p/>
            </draw:polygon>
            <draw:path draw:style-name="gr4" draw:text-style-name="P2" draw:layer="layout" svg:width="4.377cm" svg:height="2.822cm" svg:x="15.209cm" svg:y="0.878cm" svg:viewBox="0 0 4378 2823" svg:d="M0 2823h4378v-2823h-4378zM1617 2823v-2823M0 1175h4378">
              <text:p/>
            </draw:path>
          </draw:g>
          <draw:frame draw:style-name="gr11" draw:text-style-name="P2" draw:layer="layout" svg:width="4.377cm" svg:height="3.115cm" svg:x="15.209cm" svg:y="0.878cm">
            <draw:text-box>
              <text:p text:style-name="P6"><text:span text:style-name="T2">PK,FK1</text:span><text:span text:style-name="T1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EMP_SALARY</text:span></text:p>
              <text:p text:style-name="P6"><text:span text:style-name="T1"><text:tab/></text:span><text:span text:style-name="T1">EMP_RANK</text:span></text:p>
              <text:p text:style-name="P6"><text:span text:style-name="T1"><text:tab/></text:span><text:span text:style-name="T1">JOB_TITLE</text:span></text:p>
            </draw:text-box>
          </draw:frame>
        </draw:g>
        <draw:frame draw:style-name="gr12" draw:text-style-name="P2" draw:layer="layout" svg:width="4.377cm" svg:height="3.528cm" svg:x="15.209cm" svg:y="0.172cm">
          <draw:text-box>
            <text:p/>
          </draw:text-box>
        </draw:frame>
        <draw:line draw:style-name="gr13" draw:text-style-name="P2" draw:layer="layout" svg:x1="5.224cm" svg:y1="1.859cm" svg:x2="8.115cm" svg:y2="1.859cm">
          <text:p/>
        </draw:line>
        <draw:line draw:style-name="gr14" draw:text-style-name="P2" draw:layer="layout" svg:x1="12.884cm" svg:y1="1.936cm" svg:x2="15.208cm" svg:y2="1.936cm">
          <text:p/>
        </draw:line>
        <draw:g draw:style-name="gr1">
          <draw:g draw:style-name="gr2">
            <draw:polygon draw:style-name="gr3" draw:text-style-name="P1" draw:layer="layout" svg:width="3.946cm" svg:height="0.706cm" svg:x="8.209cm" svg:y="6.307cm" svg:viewBox="0 0 3947 707" draw:points="0,707 3947,707 3947,0 0,0">
              <text:p/>
            </draw:polygon>
            <draw:polygon draw:style-name="gr4" draw:text-style-name="P2" draw:layer="layout" svg:width="3.946cm" svg:height="0.706cm" svg:x="8.209cm" svg:y="6.307cm" svg:viewBox="0 0 3947 707" draw:points="0,707 3947,707 3947,0 0,0">
              <text:p/>
            </draw:polygon>
          </draw:g>
          <draw:frame draw:style-name="gr5" draw:text-style-name="P2" draw:layer="layout" svg:width="3.946cm" svg:height="0.755cm" svg:x="8.209cm" svg:y="6.282cm">
            <draw:text-box>
              <text:p text:style-name="P3"><text:span text:style-name="T1">EMP_SKILL</text:span></text:p>
            </draw:text-box>
          </draw:frame>
        </draw:g>
        <draw:g draw:style-name="gr1">
          <draw:g draw:style-name="gr2">
            <draw:polygon draw:style-name="gr6" draw:text-style-name="P4" draw:layer="layout" svg:width="3.946cm" svg:height="1.976cm" svg:x="8.209cm" svg:y="7.013cm" svg:viewBox="0 0 3947 1977" draw:points="0,1977 3947,1977 3947,0 0,0">
              <text:p/>
            </draw:polygon>
            <draw:path draw:style-name="gr4" draw:text-style-name="P2" draw:layer="layout" svg:width="3.946cm" svg:height="1.976cm" svg:x="8.209cm" svg:y="7.013cm" svg:viewBox="0 0 3947 1977" svg:d="M0 1977h3947v-1977h-3947zM1617 1977v-1977M0 1235h3947">
              <text:p/>
            </draw:path>
          </draw:g>
          <draw:frame draw:style-name="gr7" draw:text-style-name="P2" draw:layer="layout" svg:width="3.946cm" svg:height="2.171cm" svg:x="8.209cm" svg:y="7.013cm">
            <draw:text-box>
              <text:p text:style-name="P6"><text:span text:style-name="T2">PK,FK1</text:span><text:span text:style-name="T1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EMP_SKILL</text:span></text:p>
            </draw:text-box>
          </draw:frame>
        </draw:g>
        <draw:frame draw:style-name="gr8" draw:text-style-name="P2" draw:layer="layout" svg:width="3.946cm" svg:height="2.681cm" svg:x="8.209cm" svg:y="6.307cm">
          <draw:text-box>
            <text:p/>
          </draw:text-box>
        </draw:frame>
        <draw:line draw:style-name="gr13" draw:text-style-name="P2" draw:layer="layout" svg:x1="10.182cm" svg:y1="4.363cm" svg:x2="10.182cm" svg:y2="6.306cm">
          <text:p/>
        </draw:line>
        <draw:g draw:style-name="gr1">
          <draw:g draw:style-name="gr2">
            <draw:polygon draw:style-name="gr3" draw:text-style-name="P1" draw:layer="layout" svg:width="4.965cm" svg:height="0.706cm" svg:x="13.826cm" svg:y="5.488cm" svg:viewBox="0 0 4966 707" draw:points="0,707 4966,707 4966,0 0,0">
              <text:p/>
            </draw:polygon>
            <draw:polygon draw:style-name="gr4" draw:text-style-name="P2" draw:layer="layout" svg:width="4.965cm" svg:height="0.706cm" svg:x="13.826cm" svg:y="5.488cm" svg:viewBox="0 0 4966 707" draw:points="0,707 4966,707 4966,0 0,0">
              <text:p/>
            </draw:polygon>
          </draw:g>
          <draw:frame draw:style-name="gr5" draw:text-style-name="P2" draw:layer="layout" svg:width="4.965cm" svg:height="0.755cm" svg:x="13.826cm" svg:y="5.463cm">
            <draw:text-box>
              <text:p text:style-name="P3"><text:span text:style-name="T1">STOCK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965cm" svg:height="3.246cm" svg:x="13.826cm" svg:y="6.194cm" svg:viewBox="0 0 4966 3247" draw:points="0,3247 4966,3247 4966,0 0,0">
              <text:p/>
            </draw:polygon>
            <draw:path draw:style-name="gr4" draw:text-style-name="P2" draw:layer="layout" svg:width="4.965cm" svg:height="3.246cm" svg:x="13.826cm" svg:y="6.194cm" svg:viewBox="0 0 4966 3247" svg:d="M0 3247h4966v-3247h-4966zM1617 3247v-3247M0 1623h4966">
              <text:p/>
            </draw:path>
          </draw:g>
          <draw:frame draw:style-name="gr15" draw:text-style-name="P2" draw:layer="layout" svg:width="4.965cm" svg:height="3.587cm" svg:x="13.826cm" svg:y="6.194cm">
            <draw:text-box>
              <text:p text:style-name="P6"><text:span text:style-name="T2">PK,FK1</text:span><text:span text:style-name="T2"><text:tab/></text:span><text:span text:style-name="T3">ITEM_ID</text:span></text:p>
              <text:p text:style-name="P6"><text:span text:style-name="T2">PK,FK2</text:span><text:span text:style-name="T1"><text:tab/></text:span><text:span text:style-name="T3">EMP_ID</text:span></text:p>
              <text:p text:style-name="P6"><text:span text:style-name="T2">PK,FK2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ITEM_AVAILABLE</text:span></text:p>
              <text:p text:style-name="P6"><text:span text:style-name="T1"><text:tab/></text:span><text:span text:style-name="T1">ITEM_SOLD</text:span></text:p>
              <text:p text:style-name="P6"><text:span text:style-name="T1"><text:tab/></text:span><text:span text:style-name="T1">ITEM_EXPIRED</text:span></text:p>
            </draw:text-box>
          </draw:frame>
        </draw:g>
        <draw:frame draw:style-name="gr16" draw:text-style-name="P2" draw:layer="layout" svg:width="4.965cm" svg:height="3.951cm" svg:x="13.826cm" svg:y="5.488cm">
          <draw:text-box>
            <text:p/>
          </draw:text-box>
        </draw:frame>
        <draw:g draw:style-name="gr1">
          <draw:g draw:style-name="gr2">
            <draw:polygon draw:style-name="gr3" draw:text-style-name="P1" draw:layer="layout" svg:width="4.733cm" svg:height="0.706cm" svg:x="14.5cm" svg:y="12.436cm" svg:viewBox="0 0 4734 707" draw:points="0,707 4734,707 4734,0 0,0">
              <text:p/>
            </draw:polygon>
            <draw:polygon draw:style-name="gr4" draw:text-style-name="P2" draw:layer="layout" svg:width="4.733cm" svg:height="0.706cm" svg:x="14.5cm" svg:y="12.436cm" svg:viewBox="0 0 4734 707" draw:points="0,707 4734,707 4734,0 0,0">
              <text:p/>
            </draw:polygon>
          </draw:g>
          <draw:frame draw:style-name="gr5" draw:text-style-name="P2" draw:layer="layout" svg:width="4.733cm" svg:height="0.755cm" svg:x="14.5cm" svg:y="12.411cm">
            <draw:text-box>
              <text:p text:style-name="P3"><text:span text:style-name="T1">MENU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733cm" svg:height="2.822cm" svg:x="14.5cm" svg:y="13.142cm" svg:viewBox="0 0 4734 2823" draw:points="0,2823 4734,2823 4734,0 0,0">
              <text:p/>
            </draw:polygon>
            <draw:path draw:style-name="gr4" draw:text-style-name="P2" draw:layer="layout" svg:width="4.733cm" svg:height="2.822cm" svg:x="14.5cm" svg:y="13.142cm" svg:viewBox="0 0 4734 2823" svg:d="M0 2823h4734v-2823h-4734zM876 2823v-2823M0 705h4734">
              <text:p/>
            </draw:path>
          </draw:g>
          <draw:frame draw:style-name="gr11" draw:text-style-name="P2" draw:layer="layout" svg:width="4.733cm" svg:height="3.115cm" svg:x="14.5cm" svg:y="13.142cm">
            <draw:text-box>
              <text:p text:style-name="P5"><text:span text:style-name="T2">PK</text:span><text:span text:style-name="T2"><text:tab/></text:span><text:span text:style-name="T3">ITEM_ID</text:span></text:p>
              <text:p text:style-name="P5"><text:span text:style-name="T3"/></text:p>
              <text:p text:style-name="P5"><text:span text:style-name="T1"><text:tab/></text:span><text:span text:style-name="T1">ITEM_DESCRIPTION</text:span></text:p>
              <text:p text:style-name="P5"><text:span text:style-name="T1"><text:tab/></text:span><text:span text:style-name="T1">ITEM_CODE</text:span></text:p>
              <text:p text:style-name="P5"><text:span text:style-name="T1"><text:tab/></text:span><text:span text:style-name="T1">PURCHASE_PRICE</text:span></text:p>
              <text:p text:style-name="P5"><text:span text:style-name="T1"><text:tab/></text:span><text:span text:style-name="T1">SOLD_PRICE</text:span></text:p>
            </draw:text-box>
          </draw:frame>
        </draw:g>
        <draw:frame draw:style-name="gr12" draw:text-style-name="P2" draw:layer="layout" svg:width="4.733cm" svg:height="3.528cm" svg:x="14.5cm" svg:y="12.436cm">
          <draw:text-box>
            <text:p/>
          </draw:text-box>
        </draw:frame>
        <draw:line draw:style-name="gr13" draw:text-style-name="P2" draw:layer="layout" svg:x1="16.646cm" svg:y1="12.436cm" svg:x2="16.646cm" svg:y2="9.44cm">
          <text:p/>
        </draw:line>
        <draw:g draw:style-name="gr1">
          <draw:g draw:style-name="gr2">
            <draw:polygon draw:style-name="gr3" draw:text-style-name="P1" draw:layer="layout" svg:width="5.945cm" svg:height="0.706cm" svg:x="0.255cm" svg:y="5.724cm" svg:viewBox="0 0 5946 707" draw:points="0,707 5946,707 5946,0 0,0">
              <text:p/>
            </draw:polygon>
            <draw:polygon draw:style-name="gr4" draw:text-style-name="P2" draw:layer="layout" svg:width="5.945cm" svg:height="0.706cm" svg:x="0.255cm" svg:y="5.724cm" svg:viewBox="0 0 5946 707" draw:points="0,707 5946,707 5946,0 0,0">
              <text:p/>
            </draw:polygon>
          </draw:g>
          <draw:frame draw:style-name="gr5" draw:text-style-name="P2" draw:layer="layout" svg:width="5.945cm" svg:height="0.755cm" svg:x="0.255cm" svg:y="5.699cm">
            <draw:text-box>
              <text:p text:style-name="P3"><text:span text:style-name="T1">CUSTOMERS</text:span></text:p>
            </draw:text-box>
          </draw:frame>
        </draw:g>
        <draw:g draw:style-name="gr1">
          <draw:g draw:style-name="gr2">
            <draw:polygon draw:style-name="gr6" draw:text-style-name="P4" draw:layer="layout" svg:width="5.945cm" svg:height="3.246cm" svg:x="0.255cm" svg:y="6.43cm" svg:viewBox="0 0 5946 3247" draw:points="0,3247 5946,3247 5946,0 0,0">
              <text:p/>
            </draw:polygon>
            <draw:path draw:style-name="gr4" draw:text-style-name="P2" draw:layer="layout" svg:width="5.945cm" svg:height="3.246cm" svg:x="0.255cm" svg:y="6.43cm" svg:viewBox="0 0 5946 3247" svg:d="M0 3247h5946v-3247h-5946zM1618 3247v-3247M0 1623h5946">
              <text:p/>
            </draw:path>
          </draw:g>
          <draw:frame draw:style-name="gr15" draw:text-style-name="P2" draw:layer="layout" svg:width="5.945cm" svg:height="3.587cm" svg:x="0.255cm" svg:y="6.43cm">
            <draw:text-box>
              <text:p text:style-name="P6"><text:span text:style-name="T2">PK,FK1</text:span><text:span text:style-name="T2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2">PK</text:span><text:span text:style-name="T1"><text:tab/></text:span><text:span text:style-name="T3">C_ID</text:span></text:p>
              <text:p text:style-name="P6"><text:span text:style-name="T3"/></text:p>
              <text:p text:style-name="P6"><text:span text:style-name="T1"><text:tab/></text:span><text:span text:style-name="T1">CUSTOMER_NAME</text:span></text:p>
              <text:p text:style-name="P6"><text:span text:style-name="T1"><text:tab/></text:span><text:span text:style-name="T1">CUSTOMER_CONTACT</text:span></text:p>
              <text:p text:style-name="P6"><text:span text:style-name="T1"><text:tab/></text:span><text:span text:style-name="T1">CUSTOMER_ADDRESS</text:span></text:p>
            </draw:text-box>
          </draw:frame>
        </draw:g>
        <draw:frame draw:style-name="gr16" draw:text-style-name="P2" draw:layer="layout" svg:width="5.945cm" svg:height="3.951cm" svg:x="0.255cm" svg:y="5.724cm">
          <draw:text-box>
            <text:p/>
          </draw:text-box>
        </draw:frame>
        <draw:g draw:style-name="gr1">
          <draw:g draw:style-name="gr2">
            <draw:polygon draw:style-name="gr3" draw:text-style-name="P1" draw:layer="layout" svg:width="4.435cm" svg:height="0.706cm" svg:x="6.709cm" svg:y="11.595cm" svg:viewBox="0 0 4436 707" draw:points="0,707 4436,707 4436,0 0,0">
              <text:p/>
            </draw:polygon>
            <draw:polygon draw:style-name="gr4" draw:text-style-name="P2" draw:layer="layout" svg:width="4.435cm" svg:height="0.706cm" svg:x="6.709cm" svg:y="11.595cm" svg:viewBox="0 0 4436 707" draw:points="0,707 4436,707 4436,0 0,0">
              <text:p/>
            </draw:polygon>
          </draw:g>
          <draw:frame draw:style-name="gr5" draw:text-style-name="P2" draw:layer="layout" svg:width="4.435cm" svg:height="0.755cm" svg:x="6.709cm" svg:y="11.57cm">
            <draw:text-box>
              <text:p text:style-name="P3"><text:span text:style-name="T1">ORDER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435cm" svg:height="2.822cm" svg:x="6.709cm" svg:y="12.301cm" svg:viewBox="0 0 4436 2823" draw:points="0,2823 4436,2823 4436,0 0,0">
              <text:p/>
            </draw:polygon>
            <draw:path draw:style-name="gr4" draw:text-style-name="P2" draw:layer="layout" svg:width="4.435cm" svg:height="2.822cm" svg:x="6.709cm" svg:y="12.301cm" svg:viewBox="0 0 4436 2823" svg:d="M0 2823h4436v-2823h-4436zM1617 2823v-2823M0 2117h4436">
              <text:p/>
            </draw:path>
          </draw:g>
          <draw:frame draw:style-name="gr11" draw:text-style-name="P2" draw:layer="layout" svg:width="4.435cm" svg:height="3.115cm" svg:x="6.709cm" svg:y="12.301cm">
            <draw:text-box>
              <text:p text:style-name="P6"><text:span text:style-name="T2">PK</text:span><text:span text:style-name="T2"><text:tab/></text:span><text:span text:style-name="T3">ORDER_ID</text:span></text:p>
              <text:p text:style-name="P6"><text:span text:style-name="T2">PK,FK1</text:span><text:span text:style-name="T1"><text:tab/></text:span><text:span text:style-name="T3">C_ID</text:span></text:p>
              <text:p text:style-name="P6"><text:span text:style-name="T2">PK,FK1</text:span><text:span text:style-name="T1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ORDER_DATE</text:span></text:p>
            </draw:text-box>
          </draw:frame>
        </draw:g>
        <draw:frame draw:style-name="gr12" draw:text-style-name="P2" draw:layer="layout" svg:width="4.435cm" svg:height="3.528cm" svg:x="6.709cm" svg:y="11.595cm">
          <draw:text-box>
            <text:p/>
          </draw:text-box>
        </draw:frame>
        <draw:polyline draw:style-name="gr13" draw:text-style-name="P2" draw:layer="layout" svg:width="3.481cm" svg:height="3.684cm" svg:x="3.228cm" svg:y="9.676cm" svg:viewBox="0 0 3482 3685" draw:points="0,0 0,3685 3482,3685">
          <text:p/>
        </draw:polyline>
        <draw:g draw:style-name="gr1">
          <draw:g draw:style-name="gr2">
            <draw:polygon draw:style-name="gr3" draw:text-style-name="P1" draw:layer="layout" svg:width="4.181cm" svg:height="0.706cm" svg:x="0.709cm" svg:y="16.224cm" svg:viewBox="0 0 4182 707" draw:points="0,707 4182,707 4182,0 0,0">
              <text:p/>
            </draw:polygon>
            <draw:polygon draw:style-name="gr4" draw:text-style-name="P2" draw:layer="layout" svg:width="4.181cm" svg:height="0.706cm" svg:x="0.709cm" svg:y="16.224cm" svg:viewBox="0 0 4182 707" draw:points="0,707 4182,707 4182,0 0,0">
              <text:p/>
            </draw:polygon>
          </draw:g>
          <draw:frame draw:style-name="gr5" draw:text-style-name="P2" draw:layer="layout" svg:width="4.181cm" svg:height="0.755cm" svg:x="0.709cm" svg:y="16.199cm">
            <draw:text-box>
              <text:p text:style-name="P3"><text:span text:style-name="T1">HOME_DELIVERY</text:span></text:p>
            </draw:text-box>
          </draw:frame>
        </draw:g>
        <draw:g draw:style-name="gr1">
          <draw:g draw:style-name="gr2">
            <draw:polygon draw:style-name="gr6" draw:text-style-name="P4" draw:layer="layout" svg:width="4.181cm" svg:height="3.246cm" svg:x="0.709cm" svg:y="16.93cm" svg:viewBox="0 0 4182 3247" draw:points="0,3247 4182,3247 4182,0 0,0">
              <text:p/>
            </draw:polygon>
            <draw:path draw:style-name="gr4" draw:text-style-name="P2" draw:layer="layout" svg:width="4.181cm" svg:height="3.246cm" svg:x="0.709cm" svg:y="16.93cm" svg:viewBox="0 0 4182 3247" svg:d="M0 3247h4182v-3247h-4182zM1618 3247v-3247M0 2087h4182">
              <text:p/>
            </draw:path>
          </draw:g>
          <draw:frame draw:style-name="gr15" draw:text-style-name="P2" draw:layer="layout" svg:width="4.181cm" svg:height="3.587cm" svg:x="0.709cm" svg:y="16.93cm">
            <draw:text-box>
              <text:p text:style-name="P6"><text:span text:style-name="T2">PK,FK1</text:span><text:span text:style-name="T1"><text:tab/></text:span><text:span text:style-name="T3">C_ID</text:span></text:p>
              <text:p text:style-name="P6"><text:span text:style-name="T2">PK,FK1</text:span><text:span text:style-name="T1"><text:tab/></text:span><text:span text:style-name="T3">ORDER_ID</text:span></text:p>
              <text:p text:style-name="P6"><text:span text:style-name="T2">PK,FK1</text:span><text:span text:style-name="T1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CITY</text:span></text:p>
              <text:p text:style-name="P6"><text:span text:style-name="T1"><text:tab/></text:span><text:span text:style-name="T1">C_ADDRESS</text:span></text:p>
            </draw:text-box>
          </draw:frame>
        </draw:g>
        <draw:frame draw:style-name="gr16" draw:text-style-name="P2" draw:layer="layout" svg:width="4.181cm" svg:height="3.951cm" svg:x="0.709cm" svg:y="16.224cm">
          <draw:text-box>
            <text:p/>
          </draw:text-box>
        </draw:frame>
        <draw:polyline draw:style-name="gr13" draw:text-style-name="P2" draw:layer="layout" svg:width="2.507cm" svg:height="2.42cm" svg:x="4.89cm" svg:y="15.123cm" svg:viewBox="0 0 2508 2421" draw:points="2508,0 2508,2421 0,2421">
          <text:p/>
        </draw:polyline>
        <draw:g draw:style-name="gr1">
          <draw:g draw:style-name="gr2">
            <draw:polygon draw:style-name="gr3" draw:text-style-name="P1" draw:layer="layout" svg:width="5.944cm" svg:height="0.706cm" svg:x="8.209cm" svg:y="18.988cm" svg:viewBox="0 0 5945 707" draw:points="0,707 5945,707 5945,0 0,0">
              <text:p/>
            </draw:polygon>
            <draw:polygon draw:style-name="gr4" draw:text-style-name="P2" draw:layer="layout" svg:width="5.944cm" svg:height="0.706cm" svg:x="8.209cm" svg:y="18.988cm" svg:viewBox="0 0 5945 707" draw:points="0,707 5945,707 5945,0 0,0">
              <text:p/>
            </draw:polygon>
          </draw:g>
          <draw:frame draw:style-name="gr5" draw:text-style-name="P2" draw:layer="layout" svg:width="5.944cm" svg:height="0.755cm" svg:x="8.209cm" svg:y="18.963cm">
            <draw:text-box>
              <text:p text:style-name="P3"><text:span text:style-name="T1">ON_PLACE</text:span></text:p>
            </draw:text-box>
          </draw:frame>
        </draw:g>
        <draw:g draw:style-name="gr1">
          <draw:g draw:style-name="gr2">
            <draw:polygon draw:style-name="gr6" draw:text-style-name="P4" draw:layer="layout" svg:width="5.944cm" svg:height="3.246cm" svg:x="8.209cm" svg:y="19.694cm" svg:viewBox="0 0 5945 3247" draw:points="0,3247 5945,3247 5945,0 0,0">
              <text:p/>
            </draw:polygon>
            <draw:path draw:style-name="gr4" draw:text-style-name="P2" draw:layer="layout" svg:width="5.944cm" svg:height="3.246cm" svg:x="8.209cm" svg:y="19.694cm" svg:viewBox="0 0 5945 3247" svg:d="M0 3247h5945v-3247h-5945zM1617 3247v-3247M0 2087h5945">
              <text:p/>
            </draw:path>
          </draw:g>
          <draw:frame draw:style-name="gr15" draw:text-style-name="P2" draw:layer="layout" svg:width="5.944cm" svg:height="3.587cm" svg:x="8.209cm" svg:y="19.694cm">
            <draw:text-box>
              <text:p text:style-name="P6"><text:span text:style-name="T2">PK,FK1</text:span><text:span text:style-name="T1"><text:tab/></text:span><text:span text:style-name="T3">ORDER_ID</text:span></text:p>
              <text:p text:style-name="P6"><text:span text:style-name="T2">PK,FK1</text:span><text:span text:style-name="T1"><text:tab/></text:span><text:span text:style-name="T3">C_ID</text:span></text:p>
              <text:p text:style-name="P6"><text:span text:style-name="T2">PK,FK1</text:span><text:span text:style-name="T1"><text:tab/></text:span><text:span text:style-name="T3">EMP_ID</text:span></text:p>
              <text:p text:style-name="P6"><text:span text:style-name="T2">PK,FK1</text:span><text:span text:style-name="T1"><text:tab/></text:span><text:span text:style-name="T3">DEPT_ID</text:span></text:p>
              <text:p text:style-name="P6"><text:span text:style-name="T3"/></text:p>
              <text:p text:style-name="P6"><text:span text:style-name="T1"><text:tab/></text:span><text:span text:style-name="T1">ORDER_NO</text:span></text:p>
              <text:p text:style-name="P6"><text:span text:style-name="T1"><text:tab/></text:span><text:span text:style-name="T1">CUSTOMER_CONTACT</text:span></text:p>
            </draw:text-box>
          </draw:frame>
        </draw:g>
        <draw:frame draw:style-name="gr16" draw:text-style-name="P2" draw:layer="layout" svg:width="5.944cm" svg:height="3.951cm" svg:x="8.209cm" svg:y="18.988cm">
          <draw:text-box>
            <text:p/>
          </draw:text-box>
        </draw:frame>
        <draw:line draw:style-name="gr13" draw:text-style-name="P2" draw:layer="layout" svg:x1="9.677cm" svg:y1="15.123cm" svg:x2="9.677cm" svg:y2="18.987cm">
          <text:p/>
        </draw:line>
        <draw:polyline draw:style-name="gr13" draw:text-style-name="P2" draw:layer="layout" svg:width="4.888cm" svg:height="2.119cm" svg:x="3.228cm" svg:y="3.605cm" svg:viewBox="0 0 4889 2120" draw:points="4889,0 0,0 0,2120">
          <text:p/>
        </draw:polyline>
        <draw:polyline draw:style-name="gr13" draw:text-style-name="P2" draw:layer="layout" svg:width="1.243cm" svg:height="1.472cm" svg:x="12.582cm" svg:y="4.363cm" svg:viewBox="0 0 1244 1473" draw:points="0,0 0,1473 1244,1473">
          <text:p/>
        </draw:polyline>
        <draw:frame draw:style-name="gr17" draw:text-style-name="P2" draw:layer="layout" svg:width="13.3cm" svg:height="6.004cm" svg:x="4.127cm" svg:y="25.4cm">
          <draw:text-box>
            <text:p text:style-name="P3"><text:span text:style-name="T4">E-R Diagram Of Savour Food DBMS </text:span></text:p>
            <text:p text:style-name="P7"><text:span text:style-name="T5"/></text:p>
            <text:p text:style-name="P3"><text:span text:style-name="T4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38 40" svg:d="M19 40h1v-40h-2v40zM20 40h-20v-2h20zM18 40h20v-2h-20zM20 22h-20v-2h20zM18 22h20v-2h-20z"/>
    <draw:marker draw:name="Marker_5f_1" draw:display-name="Marker_1" svg:viewBox="0 0 3000 3200" svg:d="M1500 3200h1500v-200h-3000v200z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0T22:33:39.652893170</dc:date>
    <meta:creation-date>2011-05-31T14:58:00Z</meta:creation-date>
    <meta:generator>LibreOffice/24.2.3.2$Linux_X86_64 LibreOffice_project/420$Build-2</meta:generator>
    <meta:editing-duration>PT11M13S</meta:editing-duration>
    <meta:editing-cycles>2</meta:editing-cycles>
    <meta:document-statistic meta:object-count="120"/>
  </office:meta>
</office:document-meta>
</file>